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e4c8"/>
    </style:style>
    <style:style style:name="P2" style:family="paragraph" style:parent-style-name="Standard">
      <style:paragraph-properties fo:text-align="start" style:justify-single-word="false"/>
      <style:text-properties officeooo:paragraph-rsid="00090987"/>
    </style:style>
    <style:style style:name="P3" style:family="paragraph" style:parent-style-name="Standard">
      <style:paragraph-properties fo:text-align="start" style:justify-single-word="false"/>
      <style:text-properties officeooo:paragraph-rsid="000b646f"/>
    </style:style>
    <style:style style:name="P4" style:family="paragraph" style:parent-style-name="Standard">
      <style:paragraph-properties fo:text-align="start" style:justify-single-word="false"/>
      <style:text-properties officeooo:rsid="0008d02c" officeooo:paragraph-rsid="0008d02c"/>
    </style:style>
    <style:style style:name="P5" style:family="paragraph" style:parent-style-name="Standard">
      <style:paragraph-properties fo:text-align="start" style:justify-single-word="false"/>
      <style:text-properties officeooo:rsid="0009c57d" officeooo:paragraph-rsid="0009c57d"/>
    </style:style>
    <style:style style:name="P6" style:family="paragraph" style:parent-style-name="Standard">
      <style:paragraph-properties fo:text-align="start" style:justify-single-word="false"/>
      <style:text-properties officeooo:rsid="000b646f" officeooo:paragraph-rsid="000b646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9573" officeooo:paragraph-rsid="0007e4c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e4c8" officeooo:paragraph-rsid="0007e4c8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officeooo:rsid="0009c57d" officeooo:paragraph-rsid="0009c57d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normal" officeooo:rsid="000b646f" officeooo:paragraph-rsid="000b646f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normal" officeooo:rsid="000d59ec" officeooo:paragraph-rsid="000d59ec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090987"/>
    </style:style>
    <style:style style:name="P13" style:family="paragraph" style:parent-style-name="Standard" style:list-style-name="L9">
      <style:paragraph-properties fo:text-align="start" style:justify-single-word="false"/>
      <style:text-properties officeooo:paragraph-rsid="0010ea0f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8d02c" officeooo:paragraph-rsid="0008d02c" style:font-weight-asian="bold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bold" officeooo:rsid="0008d02c" officeooo:paragraph-rsid="0008d02c" style:font-weight-asian="bold" style:font-weight-complex="bold"/>
    </style:style>
    <style:style style:name="P16" style:family="paragraph" style:parent-style-name="Standard" style:list-style-name="L6">
      <style:paragraph-properties fo:text-align="justify" style:justify-single-word="false"/>
      <style:text-properties fo:font-weight="bold" officeooo:rsid="000b646f" officeooo:paragraph-rsid="000b646f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bold" officeooo:rsid="0008d02c" officeooo:paragraph-rsid="0008d02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08d02c" officeooo:paragraph-rsid="0008d02c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090987" officeooo:paragraph-rsid="0008d02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090987" officeooo:paragraph-rsid="0009098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09c57d" officeooo:paragraph-rsid="0009098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2b39f" officeooo:paragraph-rsid="0012b39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rsid="000b646f" officeooo:paragraph-rsid="0007e4c8"/>
    </style:style>
    <style:style style:name="P24" style:family="paragraph" style:parent-style-name="Standard">
      <style:paragraph-properties fo:text-align="start" style:justify-single-word="false"/>
      <style:text-properties officeooo:rsid="0008d02c" officeooo:paragraph-rsid="000d59ec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0d59ec" officeooo:paragraph-rsid="000d59ec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0f1f12" officeooo:paragraph-rsid="000f1f12"/>
    </style:style>
    <style:style style:name="P27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0.5pt" fo:letter-spacing="normal" fo:font-style="normal" fo:font-weight="normal" officeooo:paragraph-rsid="00090987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12b39f" officeooo:paragraph-rsid="0012b39f"/>
    </style:style>
    <style:style style:name="P29" style:family="paragraph">
      <style:paragraph-properties fo:text-align="center"/>
    </style:style>
    <style:style style:name="T1" style:family="text">
      <style:text-properties fo:font-size="12pt" fo:font-weight="normal" officeooo:rsid="00079573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7e4c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7e76b" style:font-size-asian="10.5pt" style:font-weight-asian="normal" style:font-size-complex="12pt" style:font-weight-complex="normal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090987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090987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0d59ec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090987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09c57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0b646f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0d59ec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0f1f12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090987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090987" style:font-size-asian="10.5pt" style:font-style-asian="normal" style:font-size-complex="12pt" style:font-style-complex="normal"/>
    </style:style>
    <style:style style:name="T19" style:family="text">
      <style:text-properties fo:font-size="12pt" officeooo:rsid="00090987" style:font-size-asian="10.5pt" style:font-style-asian="normal" style:font-size-complex="1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7e4c8" style:font-weight-asian="normal" style:font-weight-complex="normal"/>
    </style:style>
    <style:style style:name="T22" style:family="text">
      <style:text-properties fo:font-weight="normal" officeooo:rsid="00090987" style:font-weight-asian="normal" style:font-weight-complex="normal"/>
    </style:style>
    <style:style style:name="T23" style:family="text">
      <style:text-properties fo:font-weight="normal" officeooo:rsid="000d59ec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per 58%" fo:font-weight="normal" officeooo:rsid="000d59ec" style:font-weight-asian="normal" style:font-weight-complex="normal"/>
    </style:style>
    <style:style style:name="T26" style:family="text">
      <style:text-properties style:text-position="super 58%" fo:font-size="12pt" fo:font-style="italic" fo:font-weight="normal" officeooo:rsid="000d59ec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style:text-position="0% 100%" fo:font-weight="normal" officeooo:rsid="00090987" style:font-weight-asian="normal" style:font-weight-complex="normal"/>
    </style:style>
    <style:style style:name="T30" style:family="text">
      <style:text-properties style:text-position="0% 100%" fo:font-weight="normal" officeooo:rsid="000d59ec" style:font-weight-asian="normal" style:font-weight-complex="normal"/>
    </style:style>
    <style:style style:name="T31" style:family="text">
      <style:text-properties fo:font-style="italic" fo:font-weight="normal" officeooo:rsid="000d59ec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urkirat Singh</text:p>
      <text:p text:style-name="P1"><draw:line text:anchor-type="paragraph" draw:z-index="0" draw:name="Shape1" draw:style-name="gr2" draw:text-style-name="P29" svg:x1="0.086cm" svg:y1="0.953cm" svg:x2="17.231cm" svg:y2="0.979cm"><text:p/></draw:line><text:span text:style-name="T1">gs832025@student.nitws.ac.in </text:span><text:span text:style-name="T2">|</text:span><text:span text:style-name="T1"> +91 9988801802 </text:span><text:span text:style-name="T2">| </text:span><text:span text:style-name="T3">github-</text:span><text:span text:style-name="T21">gurkirat007</text:span></text:p>
      <text:p text:style-name="P23"><text:span text:style-name="T20"/></text:p>
      <text:p text:style-name="P8"/>
      <text:p text:style-name="P4"><text:span text:style-name="T21">E</text:span><text:span text:style-name="T20">ducation</text:span></text:p>
      <text:list xml:id="list1976599707" text:style-name="L1">
        <text:list-item>
          <text:p text:style-name="P14">National Institute of Technology,Warangal<text:tab/><text:tab/><text:tab/></text:p>
        </text:list-item>
      </text:list>
      <text:p text:style-name="P4"><text:span text:style-name="T24"><text:tab/><text:tab/></text:span><text:span text:style-name="T31">B.Tech Computer Science</text:span><text:span text:style-name="T28"><text:tab/><text:tab/><text:tab/><text:tab/><text:tab/></text:span><text:span text:style-name="T29">Dec. 2020-</text:span><text:span text:style-name="T30">Sep. 2024</text:span></text:p>
      <text:list xml:id="list2364303436" text:style-name="L2">
        <text:list-item>
          <text:p text:style-name="P15">Himland Public School,Dirba</text:p>
        </text:list-item>
      </text:list>
      <text:p text:style-name="P24"><text:span text:style-name="T24"><text:tab/><text:tab/></text:span><text:span text:style-name="T23">12</text:span><text:span text:style-name="T25">th</text:span><text:span text:style-name="T23"> Boards</text:span></text:p>
      <text:p text:style-name="P24"><text:span text:style-name="T23"><text:tab/><text:tab/>Marks-92.2%</text:span><text:span text:style-name="T24"><text:tab/><text:tab/><text:tab/><text:tab/><text:tab/><text:tab/><text:tab/></text:span><text:span text:style-name="T22">Apr. 2019- Mar. 2020</text:span></text:p>
      <text:list xml:id="list3228506761" text:style-name="L3">
        <text:list-item>
          <text:p text:style-name="P17">DAV Public School,Patiala</text:p>
        </text:list-item>
      </text:list>
      <text:p text:style-name="P24"><draw:line text:anchor-type="paragraph" draw:z-index="1" draw:name="Shape2" draw:style-name="gr2" draw:text-style-name="P29" svg:x1="0.06cm" svg:y1="1.254cm" svg:x2="17.258cm" svg:y2="1.307cm"><text:p/></draw:line><text:span text:style-name="T4"><text:tab/><text:tab/></text:span><text:span text:style-name="T8">10</text:span><text:span text:style-name="T26">th</text:span><text:span text:style-name="T8"> Boards</text:span></text:p>
      <text:p text:style-name="P24"><text:span text:style-name="T6"><text:tab/><text:tab/></text:span><text:span text:style-name="T8">Marks-90.2%</text:span><text:span text:style-name="T6"><text:tab/><text:tab/><text:tab/><text:tab/><text:tab/><text:tab/><text:tab/></text:span><text:span text:style-name="T7">Apr. 2017-Mar. 2018</text:span></text:p>
      <text:p text:style-name="P18"/>
      <text:p text:style-name="P19"/>
      <text:p text:style-name="P20">Coding Projects</text:p>
      <text:p text:style-name="P20"/>
      <text:list xml:id="list3563311715" text:style-name="L4">
        <text:list-item>
          <text:p text:style-name="P12"><text:span text:style-name="T10">Working on a</text:span><text:span text:style-name="T13">n AI based</text:span><text:span text:style-name="T10"> </text:span><text:span text:style-name="T16">Virtual Assistant.</text:span></text:p>
          <text:list>
            <text:list-item>
              <text:p text:style-name="P27"><text:span text:style-name="T19">It can understand some basic messages and reply to them accordingly.</text:span></text:p>
            </text:list-item>
            <text:list-item>
              <text:p text:style-name="P27"><text:span text:style-name="T19">It can recognise your voice and figure out what you are saying.</text:span></text:p>
            </text:list-item>
            <text:list-item>
              <text:p text:style-name="P27"><text:span text:style-name="T19">It can tell word meanings, synonyms and antonyms.</text:span></text:p>
              <text:p text:style-name="P27"><text:span text:style-name="T16"/></text:p>
            </text:list-item>
          </text:list>
        </text:list-item>
        <text:list-item>
          <text:p text:style-name="P11"><text:span text:style-name="T17">Made a </text:span><text:span text:style-name="T15">chatbot</text:span><text:span text:style-name="T17"> which can provide real time information about the covid-19 cases in your country.</text:span><text:span text:style-name="T15"> </text:span></text:p>
          <text:p text:style-name="P11"><text:span text:style-name="T15"/></text:p>
        </text:list-item>
        <text:list-item>
          <text:p text:style-name="P12"><text:span text:style-name="T10">Made a simple </text:span><text:span text:style-name="T16">Bulls and Cows</text:span><text:span text:style-name="T10"> <text:s/>game.<text:tab/></text:span></text:p>
          <text:p text:style-name="P12"><text:span text:style-name="T10"/></text:p>
        </text:list-item>
        <text:list-item>
          <text:p text:style-name="P26"><text:span text:style-name="T10">C</text:span><text:span text:style-name="T9">reated a </text:span><text:span text:style-name="T15">Banking software </text:span><text:span text:style-name="T9">which keeps track of transactions of the user.</text:span></text:p>
        </text:list-item>
      </text:list>
      <text:list xml:id="list3702002738" text:style-name="L9">
        <text:list-item>
          <text:p text:style-name="P13"><text:span text:style-name="T14">Keeps track of current balance in the account.</text:span></text:p>
        </text:list-item>
        <text:list-item>
          <text:p text:style-name="P13"><text:span text:style-name="T14">Logs all the transactions occured.<text:tab/><text:tab/></text:span></text:p>
          <text:p text:style-name="P13"><text:span text:style-name="T14"/></text:p>
        </text:list-item>
      </text:list>
      <text:list xml:id="list1959829114055" text:continue-list="list3563311715" text:style-name="L4">
        <text:list-item>
          <text:p text:style-name="P26"><text:span text:style-name="T9">Designed a </text:span><text:span text:style-name="T15">Website </text:span><text:span text:style-name="T9">using HTML and CSS.</text:span></text:p>
        </text:list-item>
        <text:list-item>
          <text:p text:style-name="P28"><text:span text:style-name="T9">Worked on Library Management system.</text:span></text:p>
          <text:p text:style-name="P26"><text:span text:style-name="T9"/></text:p>
          <text:p text:style-name="P25"><text:span text:style-name="T10"/></text:p>
        </text:list-item>
      </text:list>
      <text:p text:style-name="P20"><draw:line text:anchor-type="paragraph" draw:z-index="2" draw:name="Shape3" draw:style-name="gr2" draw:text-style-name="P29" svg:x1="-0.072cm" svg:y1="0.36cm" svg:x2="17.179cm" svg:y2="0.36cm"><text:p/></draw:line></text:p>
      <text:p text:style-name="P20"/>
      <text:p text:style-name="P5"><text:span text:style-name="T10">E</text:span><text:span text:style-name="T9">xperience</text:span></text:p>
      <text:list xml:id="list3157294445" text:style-name="L5">
        <text:list-item>
          <text:p text:style-name="P9"><text:span text:style-name="T17">Working as an </text:span><text:span text:style-name="T15">Executive Member<text:tab/><text:tab/><text:tab/><text:tab/><text:tab/></text:span><text:span text:style-name="T17">Dec. 2020-Present</text:span></text:p>
        </text:list-item>
      </text:list>
      <text:p text:style-name="P2"><text:span text:style-name="T10"><text:tab/><text:tab/></text:span><text:span text:style-name="T11">Robotics Club,</text:span></text:p>
      <text:p text:style-name="P21"><draw:line text:anchor-type="paragraph" draw:z-index="3" draw:name="Shape4" draw:style-name="gr2" draw:text-style-name="P29" svg:x1="-0.019cm" svg:y1="1.328cm" svg:x2="17.179cm" svg:y2="1.275cm"><text:p/></draw:line><text:tab/><text:tab/>NIT Warangal.</text:p>
      <text:list xml:id="list762913825" text:style-name="L10">
        <text:list-item>
          <text:p text:style-name="P22">Familiarity with <text:span text:style-name="T24">SQL based Database</text:span> <text:span text:style-name="T24">management systems</text:span></text:p>
        </text:list-item>
      </text:list>
      <text:p text:style-name="P21"/>
      <text:p text:style-name="P21"/>
      <text:p text:style-name="P21"/>
      <text:p text:style-name="P3"><text:span text:style-name="T11">S</text:span><text:span text:style-name="T12">kills</text:span></text:p>
      <text:list xml:id="list2319013384" text:style-name="L6">
        <text:list-item>
          <text:p text:style-name="P16"><text:span text:style-name="T17">Languages</text:span><text:span text:style-name="T9">: Python, C/C++, HTML/CSS, SQL, Java</text:span></text:p>
        </text:list-item>
        <text:list-item>
          <text:p text:style-name="P16"><text:span text:style-name="T17">Human Languages</text:span><text:span text:style-name="T9">: English, Hindi, Punjabi</text:span></text:p>
        </text:list-item>
        <text:list-item>
          <text:p text:style-name="P16"><text:span text:style-name="T17">Video Editing</text:span><text:span text:style-name="T9"> </text:span></text:p>
          <text:p text:style-name="P16"><text:span text:style-name="T9"/></text:p>
        </text:list-item>
      </text:list>
      <text:p text:style-name="P21"/>
      <text:p text:style-name="P21"><draw:line text:anchor-type="paragraph" draw:z-index="4" draw:name="Shape5" draw:style-name="gr1" draw:text-style-name="P29" svg:x1="-0.125cm" svg:y1="0.048cm" svg:x2="17.417cm" svg:y2="0.048cm"><text:p/></draw:line></text:p>
      <text:p text:style-name="P6"><text:soft-page-break/><text:span text:style-name="T11">I</text:span><text:span text:style-name="T9">nterests</text:span></text:p>
      <text:list xml:id="list3916908083" text:style-name="L7">
        <text:list-item>
          <text:p text:style-name="P10">Playing Table Tennis</text:p>
        </text:list-item>
        <text:list-item>
          <text:p text:style-name="P10">Singing</text:p>
        </text:list-item>
        <text:list-item>
          <text:p text:style-name="P10">Watching Movies and Web Series</text:p>
        </text:list-item>
        <text:list-item>
          <text:p text:style-name="P10">Driv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0:14:23.984853714</meta:creation-date>
    <dc:date>2021-01-15T00:18:33.497024990</dc:date>
    <meta:editing-duration>PT9M5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4" meta:word-count="212" meta:character-count="1292" meta:non-whitespace-character-count="1104"/>
  </office:meta>
</office:document-meta>
</file>